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118.46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38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rimera_20_Entrega">
      <style:table-properties table:display="true" style:writing-mode="lr-tb" tableooo:tab-color="#ff0000"/>
    </style: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4" style:family="table-cell" style:parent-style-name="Default">
      <style:table-cell-properties fo:border="0.06pt solid #000000"/>
      <style:text-properties style:font-name="Ubuntu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 style:data-style-name="N38">
      <style:table-cell-properties fo:border="0.06pt solid #000000"/>
      <style:text-properties style:font-name="Ubuntu"/>
    </style:style>
    <style:style style:name="ce7" style:family="table-cell" style:parent-style-name="Default" style:data-style-name="N42">
      <style:table-cell-properties fo:border="0.06pt solid #000000"/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n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Número de Reunió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6" office:value-type="date" office:date-value="2019-08-06" calcext:value-type="date">
            <text:p>martes 6 de agosto de 201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Inicio</text:p>
          </table:table-cell>
          <table:table-cell table:style-name="ce7" office:value-type="time" office:time-value="PT04H30M00S" calcext:value-type="time">
            <text:p>04:30 A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Final</text:p>
          </table:table-cell>
          <table:table-cell table:style-name="ce7" office:value-type="time" office:time-value="PT06H10M00S" calcext:value-type="time">
            <text:p>06:10 A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entes</text:p>
          </table:table-cell>
          <table:table-cell table:style-name="ce4" office:value-type="string" calcext:value-type="string">
            <text:p>Todo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azón de la Reunión</text:p>
          </table:table-cell>
          <table:table-cell table:style-name="ce4" office:value-type="string" calcext:value-type="string">
            <text:p>Reunion inicial para determinar los pasos a segui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¿Que se realizó?</text:p>
          </table:table-cell>
          <table:table-cell table:style-name="ce4" office:value-type="string" calcext:value-type="string">
            <text:p>Se definen los componentes que debe de poseer la interfaz </text:p>
            <text:p>grafica en el navegador y la version de escritorio, desde el</text:p>
            <text:p>logeo, registro y el editor/visor</text:p>
            <text:p>Se plantea la existencia de un elemento adicional, un tutorial</text:p>
            <text:p>el cual se encargara de ayudar a que el usuario comprenda</text:p>
            <text:p>como utilizar la pagina web</text:p>
            <text:p>Se define el proceso que debe de existir para realizar la </text:p>
            <text:p>importacion de los archivos, convertirlos a JSON y enviarlos a</text:p>
            <text:p>la base de datos</text:p>
            <text:p>Se plantea una estructura basica de cada clase del proyect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úmero de Reunió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Fecha</text:p>
          </table:table-cell>
          <table:table-cell table:style-name="ce6" office:value-type="date" office:date-value="2019-08-09" calcext:value-type="date">
            <text:p>viernes 9 de agosto de 201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Inicio</text:p>
          </table:table-cell>
          <table:table-cell table:style-name="ce7" office:value-type="time" office:time-value="PT03H20M00S" calcext:value-type="time">
            <text:p>03:20 AM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Hora Final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string" calcext:value-type="string">
            <text:p>Presentes</text:p>
          </table:table-cell>
          <table:table-cell table:style-name="ce4" office:value-type="string" calcext:value-type="string">
            <text:p>Todos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Razón de la Reunión</text:p>
          </table:table-cell>
          <table:table-cell table:style-name="ce4" office:value-type="string" calcext:value-type="string">
            <text:p>Avanzar en los diagramas y organización del grupo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¿Que se realizó?</text:p>
          </table:table-cell>
          <table:table-cell table:style-name="ce4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 de </number:text>
      <number:month number:style="long"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-00-0000</text:date>, <text:time style:data-style-name="N2" text:time-value="17:10:16.975088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rimera_20_Entrega" style:display-name="Primera 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8-09T17:11:01.551929002</dc:date>
    <meta:editing-duration>PT27M6S</meta:editing-duration>
    <meta:editing-cycles>3</meta:editing-cycles>
    <meta:document-statistic meta:table-count="1" meta:cell-count="26" meta:object-count="0"/>
  </office:meta>
</office:document-meta>
</file>